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e1c" officeooo:paragraph-rsid="00105e1c" style:font-weight-asian="bold" style:font-weight-complex="bold"/>
    </style:style>
    <style:style style:name="P2" style:family="paragraph" style:parent-style-name="Standard" style:list-style-name="L1">
      <style:text-properties fo:font-weight="bold" officeooo:rsid="00105e1c" officeooo:paragraph-rsid="00105e1c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105e1c" officeooo:paragraph-rsid="00105e1c" fo:background-color="#ffff00" style:font-weight-asian="bold" style:font-weight-complex="bold"/>
    </style:style>
    <style:style style:name="P4" style:family="paragraph" style:parent-style-name="Standard" style:list-style-name="L2">
      <style:text-properties fo:font-weight="bold" officeooo:rsid="00105e1c" officeooo:paragraph-rsid="00105e1c" fo:background-color="#ffff00" style:font-weight-asian="bold" style:font-weight-complex="bold"/>
    </style:style>
    <style:style style:name="P5" style:family="paragraph" style:parent-style-name="Standard" style:list-style-name="L2">
      <style:text-properties fo:font-weight="bold" officeooo:rsid="001822d2" officeooo:paragraph-rsid="001822d2" fo:background-color="#ffff00" style:font-weight-asian="bold" style:font-weight-complex="bold"/>
    </style:style>
    <style:style style:name="P6" style:family="paragraph" style:parent-style-name="Standard" style:list-style-name="L2">
      <style:text-properties fo:font-weight="bold" officeooo:rsid="00105e1c" officeooo:paragraph-rsid="00105e1c" style:font-weight-asian="bold" style:font-weight-complex="bold"/>
    </style:style>
    <style:style style:name="P7" style:family="paragraph" style:parent-style-name="Standard">
      <style:text-properties fo:font-weight="bold" officeooo:rsid="00105e1c" officeooo:paragraph-rsid="00105e1c" style:font-weight-asian="bold" style:font-weight-complex="bold"/>
    </style:style>
    <style:style style:name="T1" style:family="text">
      <style:text-properties officeooo:rsid="0010deb1"/>
    </style:style>
    <style:style style:name="T2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be answered by the project:</text:p>
      <text:list xml:id="list5449776248796358813" text:style-name="L1">
        <text:list-item>
          <text:p text:style-name="P2">Good theory on Jacobi's algorithm <text:span text:style-name="T1">X</text:span></text:p>
        </text:list-item>
        <text:list-item>
          <text:p text:style-name="P2">How many n_steps to get the 3 first eigval with 4 leading digits (holy f....) <text:span text:style-name="T1">X</text:span></text:p>
        </text:list-item>
        <text:list-item>
          <text:p text:style-name="P2">Eigvalue error as function of rho <text:span text:style-name="T1">X</text:span></text:p>
        </text:list-item>
        <text:list-item>
          <text:p text:style-name="P2">How many rotations are needed as function of dimensionality </text:p>
        </text:list-item>
        <text:list-item>
          <text:p text:style-name="P2">Try armadillo and compare times</text:p>
        </text:list-item>
        <text:list-item>
          <text:p text:style-name="P2">2-electron system: other potential with omega_r </text:p>
        </text:list-item>
        <text:list-item>
          <text:p text:style-name="P2">Plot ground state and two excited states functions of omega_R (check normalization)</text:p>
        </text:list-item>
      </text:list>
      <text:p text:style-name="P1"/>
      <text:p text:style-name="P1">Additional </text:p>
      <text:list xml:id="list8897956767097008287" text:style-name="L2">
        <text:list-item>
          <text:p text:style-name="P4">The error in eigenvalues as functions of psi_i. Does something happen at i=N/2?</text:p>
        </text:list-item>
        <text:list-item>
          <text:p text:style-name="P5">Degeneracy</text:p>
        </text:list-item>
      </text:list>
      <text:p text:style-name="P3"/>
      <text:p text:style-name="P1">Optio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1:00:35.409570784</meta:creation-date>
    <dc:date>2014-09-25T15:33:38.474387679</dc:date>
    <meta:editing-duration>P0D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12" meta:word-count="92" meta:character-count="527" meta:non-whitespace-character-count="453"/>
  </office:meta>
</office:document-meta>
</file>